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71 - The Azarinth Sentinel" calcext:value-type="string">
            <text:p>Class 1: 471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87];[.F187];[.D187];[.G187];[.H187])" office:value-type="string" office:string-value="Class 2: 465 - Kin of Ash" calcext:value-type="string">
            <text:p>Class 2: 465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400" calcext:value-type="float">
            <text:p>1400</text:p>
          </table:table-cell>
          <table:table-cell table:style-name="ce5" table:formula="of:=[.E2]" office:value-type="float" office:value="1400" calcext:value-type="float">
            <text:p>1400.0</text:p>
          </table:table-cell>
          <table:table-cell/>
          <table:table-cell table:style-name="ce6"/>
          <table:table-cell table:style-name="ce32" table:formula="of:=[.U9]" office:value-type="float" office:value="16280560.55808" calcext:value-type="float">
            <text:p>16,280,561</text:p>
          </table:table-cell>
          <table:table-cell table:style-name="ce11" table:formula="of:=[.V9]" office:value-type="float" office:value="1096997.888" calcext:value-type="float">
            <text:p>1,096,997.9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5088" calcext:value-type="float">
            <text:p>25088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60.6293333333333" calcext:value-type="float">
            <text:p>60.6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30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88];[.F188];[.D188];[.G188];[.H188])" office:value-type="string" office:string-value="Class 3: 417 - The Faen Valkyrie" calcext:value-type="string">
            <text:p>Class 3: 417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49" calcext:value-type="float">
            <text:p>35.49</text:p>
          </table:table-cell>
          <table:table-cell table:style-name="ce12" table:formula="of:=[.U10]" office:value-type="percentage" office:value="35.49" calcext:value-type="percentage">
            <text:p>3549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79.75" calcext:value-type="float">
            <text:p>79.8</text:p>
          </table:table-cell>
          <table:table-cell table:style-name="ce10" table:formula="of:=[.W3]/60" office:value-type="percentage" office:value="0.00275" calcext:value-type="percentage">
            <text:p>0.28%</text:p>
          </table:table-cell>
          <table:table-cell table:style-name="ce9" table:formula="of:=2%+([.F7]/100/100/2)" office:value-type="percentage" office:value="0.165" calcext:value-type="percentage">
            <text:p>16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9000" calcext:value-type="float">
            <text:p>29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101.79" calcext:value-type="float">
            <text:p>101.8</text:p>
          </table:table-cell>
          <table:table-cell table:style-name="ce10" table:formula="of:=[.W4]/60" office:value-type="percentage" office:value="0.00351" calcext:value-type="percentage">
            <text:p>0.35%</text:p>
          </table:table-cell>
          <table:table-cell table:style-name="ce9" table:formula="of:=1%*(1+3+3%*[.E75])+([.F7]/100/100/2)+1%" office:value-type="percentage" office:value="0.2106" calcext:value-type="percentage">
            <text:p>21.06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20" calcext:value-type="float">
            <text:p>1420</text:p>
          </table:table-cell>
          <table:table-cell table:style-name="ce5" table:formula="of:=[.E6]*(1+[.AD15])" office:value-type="float" office:value="19028" calcext:value-type="float">
            <text:p>19028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450" calcext:value-type="float">
            <text:p>1450</text:p>
          </table:table-cell>
          <table:table-cell table:style-name="ce5" table:formula="of:=[.E7]*2" office:value-type="float" office:value="2900" calcext:value-type="float">
            <text:p>29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5950497.28" calcext:value-type="float">
            <text:p>5950497.2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6280560.55808" calcext:value-type="float">
            <text:p>16280560.55808</text:p>
          </table:table-cell>
          <table:table-cell table:style-name="ce6" table:formula="of:=([.S11]+[.S12])/2" office:value-type="float" office:value="1096997.888" calcext:value-type="float">
            <text:p>1096997.888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195];[.E2])" office:value-type="string" office:string-value="Vit: 1400" calcext:value-type="string">
            <text:p>Vit: 140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6610623.83616" calcext:value-type="float">
            <text:p>26610623.83616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49" calcext:value-type="percentage">
            <text:p>3549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723616218984" calcext:value-type="percentage">
            <text:p>97.7%</text:p>
          </table:table-cell>
          <table:table-cell table:formula="of:=1/(1-[.Q11])" office:value-type="float" office:value="42.9619999999999" calcext:value-type="float">
            <text:p>42.9619999999999</text:p>
          </table:table-cell>
          <table:table-cell table:formula="of:=[.$S$2]/(1/(1+[.$O$15]+[.$AV$15]))" office:value-type="float" office:value="1053445.12" calcext:value-type="float">
            <text:p>1053445.12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8003607408385" calcext:value-type="percentage">
            <text:p>97.8%</text:p>
          </table:table-cell>
          <table:table-cell table:formula="of:=1/(1-[.Q12])" office:value-type="float" office:value="45.4619999999999" calcext:value-type="float">
            <text:p>45.4619999999999</text:p>
          </table:table-cell>
          <table:table-cell table:formula="of:=[.$S$2]/(1/(1+[.$O$15]+[.$AJ$15]+[.$AV$15]))" office:value-type="float" office:value="1140550.656" calcext:value-type="float">
            <text:p>1140550.65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363611813685" calcext:value-type="percentage">
            <text:p>97.7%</text:p>
          </table:table-cell>
          <table:table-cell table:style-name="ce14" table:formula="of:=([.R11]+[.R12])/2" office:value-type="float" office:value="44.2119999999999" calcext:value-type="float">
            <text:p>44.2</text:p>
          </table:table-cell>
          <table:table-cell table:style-name="ce14" table:formula="of:=([.S11]+[.S12])/2" office:value-type="float" office:value="1096997.888" calcext:value-type="float">
            <text:p>1096997.9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08" calcext:value-type="percentage">
            <text:p>10.8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88" calcext:value-type="percentage">
            <text:p>8.8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199]; [.F199];[.K199];[.G199]; [.H199]; [.I199])" office:value-type="string" office:string-value="Int: 1420 [19,028.0]" calcext:value-type="string">
            <text:p>Int: 1420 [19,028.0]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0];[.E7])" office:value-type="string" office:string-value="Wis: 1450" calcext:value-type="string">
            <text:p>Wis: 145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49" calcext:value-type="percentage">
            <text:p>354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72" calcext:value-type="percentage">
            <text:p>347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72" calcext:value-type="percentage">
            <text:p>97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792" calcext:value-type="percentage">
            <text:p>79.20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2])" office:value-type="string" office:string-value="Resilience: 3,549.0%" calcext:value-type="string">
            <text:p>Resilience: 3,549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71" calcext:value-type="float">
            <text:p>471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06];[.C206])" office:value-type="string" office:string-value="Health:  25,088" calcext:value-type="string">
            <text:p>Health: <text:s/>25,088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08];[.C208])" office:value-type="string" office:string-value="Mana:    29,000" calcext:value-type="string">
            <text:p>Mana: <text:s text:c="3"/>29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13" table:formula="of:=[.D25]+([.C25]-1)*20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1:.K211])" office:value-type="string" office:string-value="hp/sec:  0.27% [60.6] [376.2 seconds]" calcext:value-type="string">
            <text:p>hp/sec: <text:s/>0.27% [60.6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2:.K212])" office:value-type="string" office:string-value="mp/sec:  0.28% [79.8] [363.6 seconds]" calcext:value-type="string">
            <text:p>mp/sec: <text:s/>0.28% [79.8] [363.6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3:.K213])" office:value-type="string" office:string-value="w/Med:   0.35% [101.8] [284.9 seconds]" calcext:value-type="string">
            <text:p>w/Med: <text:s text:c="2"/>0.35% [101.8] [284.9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65" calcext:value-type="float">
            <text:p>465</text:p>
          </table:table-cell>
          <table:table-cell table:style-name="ce6"/>
          <table:table-cell table:number-columns-repeated="5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36%     [hp x 44.21]" calcext:value-type="string">
            <text:p>Mitigation: <text:s text:c="6"/>97.736% <text:s text:c="4"/>[hp x 44.21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096,997.9 [hp x 79.23]" calcext:value-type="string">
            <text:p>Effective Health: 1,096,997.9 [hp x 79.23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2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29 Sentinel Huntress        x8 " calcext:value-type="string">
            <text:p>3-29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417" calcext:value-type="float">
            <text:p>417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7" calcext:value-type="float">
            <text:p>17</text:p>
          </table:table-cell>
          <table:table-cell table:style-name="ce2" table:formula="of:=[.D42]+([.C42]-1)*20" office:value-type="float" office:value="57" calcext:value-type="float">
            <text:p>57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1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formula="of:=[.D43]+([.C43]-1)*20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6" calcext:value-type="percentage">
            <text:p>56.00%</text:p>
          </table:table-cell>
          <table:table-cell table:style-name="ce9" table:formula="of:=[.O43]" office:value-type="percentage" office:value="4.48" calcext:value-type="percentage">
            <text:p>448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48" calcext:value-type="percentage">
            <text:p>448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8" calcext:value-type="float">
            <text:p>18</text:p>
          </table:table-cell>
          <table:table-cell table:style-name="ce3" table:formula="of:=[.D44]+([.C44]-1)*20" office:value-type="float" office:value="58" calcext:value-type="float">
            <text:p>58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15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5" calcext:value-type="float">
            <text:p>15</text:p>
          </table:table-cell>
          <table:table-cell table:style-name="ce13" table:formula="of:=[.D45]+([.C45]-1)*20" office:value-type="float" office:value="55" calcext:value-type="float">
            <text:p>55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8" calcext:value-type="float">
            <text:p>18</text:p>
          </table:table-cell>
          <table:table-cell table:style-name="ce15" table:formula="of:=[.D46]+([.C46]-1)*20" office:value-type="float" office:value="58" calcext:value-type="float">
            <text:p>58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4" calcext:value-type="percentage">
            <text:p>44.00%</text:p>
          </table:table-cell>
          <table:table-cell table:style-name="ce38" table:formula="of:=[.O46]" office:value-type="percentage" office:value="3.96" calcext:value-type="percentage">
            <text:p>396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96" calcext:value-type="percentage">
            <text:p>396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72" calcext:value-type="percentage">
            <text:p>97.2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72" calcext:value-type="percentage">
            <text:p>97.2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792" calcext:value-type="percentage">
            <text:p>79.20%</text:p>
          </table:table-cell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47]+([.C47]-1)*20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17 Phaseshift               x2 " calcext:value-type="string">
            <text:p>3-17 Phaseshift <text:s text:c="14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22 Flare of Creation        x8 [56.0% =&gt; 448.0% Resilience]" calcext:value-type="string">
            <text:p>3-22 Flare of Creation <text:s text:c="7"/>x8 [56.0% =&gt; 448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18 Displacement             x2 " calcext:value-type="string">
            <text:p>3-18 Displacement <text:s text:c="12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5 Space Shift              x2 " calcext:value-type="string">
            <text:p>3-15 Space Shift <text:s text:c="13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 )" office:value-type="string" office:string-value="3-18 Body of the Valkyrie     x9 [44.0% =&gt; 396.0% Resilience, 10.8% =&gt; 97.2% Physical Resistance, 5.0% =&gt; 97.2% Magic Resistance, 8.8% =&gt; 79.2% Health]" calcext:value-type="string">
            <text:p>3-18 Body of the Valkyrie <text:s text:c="4"/>x9 [44.0% =&gt; 396.0% Resilience, 10.8% =&gt; 97.2% Physical Resistance, 5.0% =&gt; 97.2% Magic Resistance, 8.8% =&gt; 79.2% Health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3  Space Awareness          x8 " calcext:value-type="string">
            <text:p>3-3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2031" calcext:value-type="float">
            <text:p>2031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19" calcext:value-type="float">
            <text:p>19</text:p>
          </table:table-cell>
          <table:table-cell table:formula="of:=[.G65]+[.H65]-[.I65]" office:value-type="float" office:value="2" calcext:value-type="float">
            <text:p>2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2-20 Deviant of Humanity" calcext:value-type="string">
            <text:p>2-20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67]+([.C67]-1)*20" office:value-type="float" office:value="40" calcext:value-type="float">
            <text:p>40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9 Identify" calcext:value-type="string">
            <text:p>1-19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73]+([.C73]-1)*20" office:value-type="float" office:value="19" calcext:value-type="float">
            <text:p>19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 table:formula="of:=COM.MICROSOFT.CONCAT([.C75];&quot;-&quot;;[.D75];[.F75];[.B75])" office:value-type="string" office:string-value="3-12 Meditation" calcext:value-type="string">
            <text:p>3-12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5]+([.C75]-1)*20" office:value-type="float" office:value="52" calcext:value-type="float">
            <text:p>52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2 Monster Hunter" calcext:value-type="string">
            <text:p>3-12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6]+([.C76]-1)*20" office:value-type="float" office:value="52" calcext:value-type="float">
            <text:p>52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8]+([.C78]-1)*20" office:value-type="float" office:value="27" calcext:value-type="float">
            <text:p>27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8  Soul Perception" calcext:value-type="string">
            <text:p>1-8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79]+([.C79]-1)*20" office:value-type="float" office:value="8" calcext:value-type="float">
            <text:p>8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6 Veteran" calcext:value-type="string">
            <text:p>3-16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1]+([.C81]-1)*20" office:value-type="float" office:value="56" calcext:value-type="float">
            <text:p>56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&quot; [&quot;; [.G85]; &quot; - &quot;; [.H85]; &quot;] &quot;;[.B85])" office:value-type="string" office:string-value="3-19  [69% - 95%] Arcane Magic Resistance" calcext:value-type="string">
            <text:p>3-19 <text:s/>[69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D85]+([.C85]-1)*20" office:value-type="float" office:value="59" calcext:value-type="float">
            <text:p>59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formula="of:=TEXT(VLOOKUP([.E85];[.$BH$2:.$BJ$71];2); &quot;0#%&quot;)" office:value-type="string" office:string-value="69%" calcext:value-type="string">
            <text:p>69%</text:p>
          </table:table-cell>
          <table:table-cell table:formula="of:=TEXT(VLOOKUP([.E85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&quot; [&quot;; [.G86]; &quot; - &quot;; [.H86]; &quot;] &quot;;[.B86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6]+([.C86]-1)*20" office:value-type="float" office:value="22" calcext:value-type="float">
            <text:p>22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formula="of:=TEXT(VLOOKUP([.E86];[.$BH$2:.$BJ$71];2); &quot;0#%&quot;)" office:value-type="string" office:string-value="27%" calcext:value-type="string">
            <text:p>27%</text:p>
          </table:table-cell>
          <table:table-cell table:formula="of:=TEXT(VLOOKUP([.E86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formula="of:=TEXT(VLOOKUP([.E87];[.$BH$2:.$BJ$71];2); &quot;0#%&quot;)" office:value-type="string" office:string-value="45%" calcext:value-type="string">
            <text:p>45%</text:p>
          </table:table-cell>
          <table:table-cell table:formula="of:=TEXT(VLOOKUP([.E87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3-2   [52% - 84%] Blast Resistance" calcext:value-type="string">
            <text:p>3-2 <text:s text:c="2"/>[52% - 8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88]+([.C88]-1)*20" office:value-type="float" office:value="42" calcext:value-type="float">
            <text:p>4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formula="of:=TEXT(VLOOKUP([.E88];[.$BH$2:.$BJ$71];2); &quot;0#%&quot;)" office:value-type="string" office:string-value="52%" calcext:value-type="string">
            <text:p>52%</text:p>
          </table:table-cell>
          <table:table-cell table:formula="of:=TEXT(VLOOKUP([.E88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formula="of:=TEXT(VLOOKUP([.E89];[.$BH$2:.$BJ$71];2); &quot;0#%&quot;)" office:value-type="string" office:string-value="26%" calcext:value-type="string">
            <text:p>26%</text:p>
          </table:table-cell>
          <table:table-cell table:formula="of:=TEXT(VLOOKUP([.E89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formula="of:=TEXT(VLOOKUP([.E90];[.$BH$2:.$BJ$71];2); &quot;0#%&quot;)" office:value-type="string" office:string-value="68%" calcext:value-type="string">
            <text:p>68%</text:p>
          </table:table-cell>
          <table:table-cell table:formula="of:=TEXT(VLOOKUP([.E9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1];2); &quot;0#%&quot;)" office:value-type="string" office:string-value="45%" calcext:value-type="string">
            <text:p>45%</text:p>
          </table:table-cell>
          <table:table-cell table:formula="of:=TEXT(VLOOKUP([.E9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41%" calcext:value-type="string">
            <text:p>41%</text:p>
          </table:table-cell>
          <table:table-cell table:formula="of:=TEXT(VLOOKUP([.E92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5%" calcext:value-type="string">
            <text:p>45%</text:p>
          </table:table-cell>
          <table:table-cell table:formula="of:=TEXT(VLOOKUP([.E93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39%" calcext:value-type="string">
            <text:p>39%</text:p>
          </table:table-cell>
          <table:table-cell table:formula="of:=TEXT(VLOOKUP([.E94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45%" calcext:value-type="string">
            <text:p>45%</text:p>
          </table:table-cell>
          <table:table-cell table:formula="of:=TEXT(VLOOKUP([.E9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formula="of:=TEXT(VLOOKUP([.E97];[.$BH$2:.$BJ$71];2); &quot;0#%&quot;)" office:value-type="string" office:string-value="31%" calcext:value-type="string">
            <text:p>31%</text:p>
          </table:table-cell>
          <table:table-cell table:formula="of:=TEXT(VLOOKUP([.E97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1];2); &quot;0#%&quot;)" office:value-type="string" office:string-value="45%" calcext:value-type="string">
            <text:p>45%</text:p>
          </table:table-cell>
          <table:table-cell table:formula="of:=TEXT(VLOOKUP([.E9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formula="of:=TEXT(VLOOKUP([.E99];[.$BH$2:.$BJ$71];2); &quot;0#%&quot;)" office:value-type="string" office:string-value="31%" calcext:value-type="string">
            <text:p>31%</text:p>
          </table:table-cell>
          <table:table-cell table:formula="of:=TEXT(VLOOKUP([.E99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formula="of:=TEXT(VLOOKUP([.E100];[.$BH$2:.$BJ$71];2); &quot;0#%&quot;)" office:value-type="string" office:string-value="28%" calcext:value-type="string">
            <text:p>28%</text:p>
          </table:table-cell>
          <table:table-cell table:formula="of:=TEXT(VLOOKUP([.E100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1]+([.C101]-1)*20" office:value-type="float" office:value="9" calcext:value-type="float">
            <text:p>9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09%" calcext:value-type="string">
            <text:p>09%</text:p>
          </table:table-cell>
          <table:table-cell table:formula="of:=TEXT(VLOOKUP([.E101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07%" calcext:value-type="string">
            <text:p>07%</text:p>
          </table:table-cell>
          <table:table-cell table:formula="of:=TEXT(VLOOKUP([.E102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formula="of:=TEXT(VLOOKUP([.E103];[.$BH$2:.$BJ$71];2); &quot;0#%&quot;)" office:value-type="string" office:string-value="45%" calcext:value-type="string">
            <text:p>45%</text:p>
          </table:table-cell>
          <table:table-cell table:formula="of:=TEXT(VLOOKUP([.E103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formula="of:=TEXT(VLOOKUP([.E104];[.$BH$2:.$BJ$71];2); &quot;0#%&quot;)" office:value-type="string" office:string-value="26%" calcext:value-type="string">
            <text:p>26%</text:p>
          </table:table-cell>
          <table:table-cell table:formula="of:=TEXT(VLOOKUP([.E104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1-13  [13% - 26%] Fear Resistance" calcext:value-type="string">
            <text:p>1-13 <text:s/>[13% - 26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formula="of:=TEXT(VLOOKUP([.E105];[.$BH$2:.$BJ$71];2); &quot;0#%&quot;)" office:value-type="string" office:string-value="13%" calcext:value-type="string">
            <text:p>13%</text:p>
          </table:table-cell>
          <table:table-cell table:formula="of:=TEXT(VLOOKUP([.E105];[.$BH$2:.$BJ$71];3);  &quot;0#%&quot;)" office:value-type="string" office:string-value="26%" calcext:value-type="string">
            <text:p>2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09%" calcext:value-type="string">
            <text:p>09%</text:p>
          </table:table-cell>
          <table:table-cell table:formula="of:=TEXT(VLOOKUP([.E106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05%" calcext:value-type="string">
            <text:p>05%</text:p>
          </table:table-cell>
          <table:table-cell table:formula="of:=TEXT(VLOOKUP([.E107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H$2:.$BJ$71];2); &quot;0#%&quot;)" office:value-type="string" office:string-value="45%" calcext:value-type="string">
            <text:p>45%</text:p>
          </table:table-cell>
          <table:table-cell table:formula="of:=TEXT(VLOOKUP([.E108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H$2:.$BJ$71];2); &quot;0#%&quot;)" office:value-type="string" office:string-value="45%" calcext:value-type="string">
            <text:p>45%</text:p>
          </table:table-cell>
          <table:table-cell table:formula="of:=TEXT(VLOOKUP([.E10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3-12  [62% - 95%] Heat Resistance" calcext:value-type="string">
            <text:p>3-12 <text:s/>[62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10]+([.C110]-1)*20" office:value-type="float" office:value="52" calcext:value-type="float">
            <text:p>52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62%" calcext:value-type="string">
            <text:p>62%</text:p>
          </table:table-cell>
          <table:table-cell table:formula="of:=TEXT(VLOOKUP([.E11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45%" calcext:value-type="string">
            <text:p>45%</text:p>
          </table:table-cell>
          <table:table-cell table:formula="of:=TEXT(VLOOKUP([.E11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1   [51% - 82%] Lava Magic Resistance" calcext:value-type="string">
            <text:p>3-1 <text:s text:c="2"/>[51% - 82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1];2); &quot;0#%&quot;)" office:value-type="string" office:string-value="51%" calcext:value-type="string">
            <text:p>51%</text:p>
          </table:table-cell>
          <table:table-cell table:formula="of:=TEXT(VLOOKUP([.E112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3-1   [51% - 82%] Light Magic Resistance" calcext:value-type="string">
            <text:p>3-1 <text:s text:c="2"/>[51% - 82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1];2); &quot;0#%&quot;)" office:value-type="string" office:string-value="51%" calcext:value-type="string">
            <text:p>51%</text:p>
          </table:table-cell>
          <table:table-cell table:formula="of:=TEXT(VLOOKUP([.E113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4]+([.C114]-1)*20" office:value-type="float" office:value="49" calcext:value-type="float">
            <text:p>49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9%" calcext:value-type="string">
            <text:p>59%</text:p>
          </table:table-cell>
          <table:table-cell table:formula="of:=TEXT(VLOOKUP([.E114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H$2:.$BJ$71];2); &quot;0#%&quot;)" office:value-type="string" office:string-value="57%" calcext:value-type="string">
            <text:p>57%</text:p>
          </table:table-cell>
          <table:table-cell table:formula="of:=TEXT(VLOOKUP([.E116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16  [66% - 95%] Mental Resistance" calcext:value-type="string">
            <text:p>3-16 <text:s/>[66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17]+([.C117]-1)*20" office:value-type="float" office:value="56" calcext:value-type="float">
            <text:p>56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1];2); &quot;0#%&quot;)" office:value-type="string" office:string-value="66%" calcext:value-type="string">
            <text:p>66%</text:p>
          </table:table-cell>
          <table:table-cell table:formula="of:=TEXT(VLOOKUP([.E117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H$2:.$BJ$71];2); &quot;0#%&quot;)" office:value-type="string" office:string-value="45%" calcext:value-type="string">
            <text:p>45%</text:p>
          </table:table-cell>
          <table:table-cell table:formula="of:=TEXT(VLOOKUP([.E11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1];2); &quot;0#%&quot;)" office:value-type="string" office:string-value="06%" calcext:value-type="string">
            <text:p>06%</text:p>
          </table:table-cell>
          <table:table-cell table:formula="of:=TEXT(VLOOKUP([.E119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1];2); &quot;0#%&quot;)" office:value-type="string" office:string-value="53%" calcext:value-type="string">
            <text:p>53%</text:p>
          </table:table-cell>
          <table:table-cell table:formula="of:=TEXT(VLOOKUP([.E120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52%" calcext:value-type="string">
            <text:p>52%</text:p>
          </table:table-cell>
          <table:table-cell table:formula="of:=TEXT(VLOOKUP([.E121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4%" calcext:value-type="string">
            <text:p>54%</text:p>
          </table:table-cell>
          <table:table-cell table:formula="of:=TEXT(VLOOKUP([.E122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1];2); &quot;0#%&quot;)" office:value-type="string" office:string-value="14%" calcext:value-type="string">
            <text:p>14%</text:p>
          </table:table-cell>
          <table:table-cell table:formula="of:=TEXT(VLOOKUP([.E123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1];2); &quot;0#%&quot;)" office:value-type="string" office:string-value="45%" calcext:value-type="string">
            <text:p>45%</text:p>
          </table:table-cell>
          <table:table-cell table:formula="of:=TEXT(VLOOKUP([.E124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H$2:.$BJ$71];2); &quot;0#%&quot;)" office:value-type="string" office:string-value="13%" calcext:value-type="string">
            <text:p>13%</text:p>
          </table:table-cell>
          <table:table-cell table:formula="of:=TEXT(VLOOKUP([.E125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1];2); &quot;0#%&quot;)" office:value-type="string" office:string-value="05%" calcext:value-type="string">
            <text:p>05%</text:p>
          </table:table-cell>
          <table:table-cell table:formula="of:=TEXT(VLOOKUP([.E126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1];2); &quot;0#%&quot;)" office:value-type="string" office:string-value="28%" calcext:value-type="string">
            <text:p>28%</text:p>
          </table:table-cell>
          <table:table-cell table:formula="of:=TEXT(VLOOKUP([.E127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8]+([.C128]-1)*20" office:value-type="float" office:value="33" calcext:value-type="float">
            <text:p>33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H$2:.$BJ$71];2); &quot;0#%&quot;)" office:value-type="string" office:string-value="38%" calcext:value-type="string">
            <text:p>38%</text:p>
          </table:table-cell>
          <table:table-cell table:formula="of:=TEXT(VLOOKUP([.E128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H$2:.$BJ$71];2); &quot;0#%&quot;)" office:value-type="string" office:string-value="18%" calcext:value-type="string">
            <text:p>18%</text:p>
          </table:table-cell>
          <table:table-cell table:formula="of:=TEXT(VLOOKUP([.E129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formula="of:=TEXT(VLOOKUP([.E130];[.$BH$2:.$BJ$71];2); &quot;0#%&quot;)" office:value-type="string" office:string-value="55%" calcext:value-type="string">
            <text:p>55%</text:p>
          </table:table-cell>
          <table:table-cell table:formula="of:=TEXT(VLOOKUP([.E130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1];2); &quot;0#%&quot;)" office:value-type="string" office:string-value="45%" calcext:value-type="string">
            <text:p>45%</text:p>
          </table:table-cell>
          <table:table-cell table:formula="of:=TEXT(VLOOKUP([.E131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H$2:.$BJ$71];2); &quot;0#%&quot;)" office:value-type="string" office:string-value="45%" calcext:value-type="string">
            <text:p>45%</text:p>
          </table:table-cell>
          <table:table-cell table:formula="of:=TEXT(VLOOKUP([.E133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18%" calcext:value-type="string">
            <text:p>18%</text:p>
          </table:table-cell>
          <table:table-cell table:formula="of:=TEXT(VLOOKUP([.E134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1];2); &quot;0#%&quot;)" office:value-type="string" office:string-value="14%" calcext:value-type="string">
            <text:p>14%</text:p>
          </table:table-cell>
          <table:table-cell table:formula="of:=TEXT(VLOOKUP([.E135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6   [56% - 92%] Void Magic Resistance" calcext:value-type="string">
            <text:p>3-6 <text:s text:c="2"/>[56% - 92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136]+([.C136]-1)*20" office:value-type="float" office:value="46" calcext:value-type="float">
            <text:p>46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formula="of:=TEXT(VLOOKUP([.E136];[.$BH$2:.$BJ$71];2); &quot;0#%&quot;)" office:value-type="string" office:string-value="56%" calcext:value-type="string">
            <text:p>56%</text:p>
          </table:table-cell>
          <table:table-cell table:formula="of:=TEXT(VLOOKUP([.E136];[.$BH$2:.$BJ$71];3);  &quot;0#%&quot;)" office:value-type="string" office:string-value="92%" calcext:value-type="string">
            <text:p>92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1   [51% - 82%] Water Resistance" calcext:value-type="string">
            <text:p>3-1 <text:s text:c="2"/>[51% - 82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1];2); &quot;0#%&quot;)" office:value-type="string" office:string-value="51%" calcext:value-type="string">
            <text:p>51%</text:p>
          </table:table-cell>
          <table:table-cell table:formula="of:=TEXT(VLOOKUP([.E137];[.$BH$2:.$BJ$71];3);  &quot;0#%&quot;)" office:value-type="string" office:string-value="82%" calcext:value-type="string">
            <text:p>8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2   [52% - 84%] Wind Resistance" calcext:value-type="string">
            <text:p>3-2 <text:s text:c="2"/>[52% - 8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1];2); &quot;0#%&quot;)" office:value-type="string" office:string-value="52%" calcext:value-type="string">
            <text:p>52%</text:p>
          </table:table-cell>
          <table:table-cell table:formula="of:=TEXT(VLOOKUP([.E138];[.$BH$2:.$BJ$71];3);  &quot;0#%&quot;)" office:value-type="string" office:string-value="84%" calcext:value-type="string">
            <text:p>8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1];2); &quot;0#%&quot;)" office:value-type="string" office:string-value="45%" calcext:value-type="string">
            <text:p>45%</text:p>
          </table:table-cell>
          <table:table-cell table:formula="of:=TEXT(VLOOKUP([.E13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2 1st tier" calcext:value-type="string">
            <text:p>12 1st tier</text:p>
          </table:table-cell>
          <table:table-cell table:formula="of:=COUNTIF([.$C$85:.$C$139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4 2nd tier" calcext:value-type="string">
            <text:p>24 2nd tier</text:p>
          </table:table-cell>
          <table:table-cell table:formula="of:=COUNTIF([.$C$85:.$C$139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40 x 5% = 200%" calcext:value-type="string">
            <text:p>Ash Density: 40 x 5% = 200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40" calcext:value-type="float">
            <text:p>40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200%" calcext:value-type="string">
            <text:p>20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40%" calcext:value-type="string">
            <text:p>240%</text:p>
          </table:table-cell>
          <table:table-cell table:formula="of:=TEXT([.B141]*5%;&quot;%&quot;)" office:value-type="string" office:string-value="60%" calcext:value-type="string">
            <text:p>60%</text:p>
          </table:table-cell>
          <table:table-cell table:formula="of:=TEXT([.C146]+[.D146]+[.E146]; &quot;###,#%&quot;)" office:value-type="string" office:string-value="540%" calcext:value-type="string">
            <text:p>5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40%] more dense. (Avatar of Ash 2nd)" calcext:value-type="string">
            <text:p><text:s text:c="16"/>[54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71" calcext:value-type="float">
            <text:p>471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65" calcext:value-type="float">
            <text:p>465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17" calcext:value-type="float">
            <text:p>417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20" calcext:value-type="float">
            <text:p>142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9,028.0" calcext:value-type="string">
            <text:p>19,028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49.0%" calcext:value-type="string">
            <text:p>3,549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5,088" calcext:value-type="string">
            <text:p>25,088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9,000" calcext:value-type="string">
            <text:p>29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60.6" calcext:value-type="string">
            <text:p>60.6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8%" calcext:value-type="string">
            <text:p>0.28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79.8" calcext:value-type="string">
            <text:p>79.8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63.6" calcext:value-type="string">
            <text:p>363.6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5%" calcext:value-type="string">
            <text:p>0.35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101.8" calcext:value-type="string">
            <text:p>101.8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84.9" calcext:value-type="string">
            <text:p>284.9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36%" calcext:value-type="string">
            <text:p>97.736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4.21" calcext:value-type="string">
            <text:p>44.21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096,997.9" calcext:value-type="string">
            <text:p>1,096,997.9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79.23" calcext:value-type="string">
            <text:p>79.23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9" calcext:value-type="float">
            <text:p>29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7" calcext:value-type="float">
            <text:p>17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2" calcext:value-type="float">
            <text:p>22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6.0% =&gt; 448.0%" calcext:value-type="string">
            <text:p>56.0% =&gt; 448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18" calcext:value-type="float">
            <text:p>18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5" calcext:value-type="float">
            <text:p>15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18" calcext:value-type="float">
            <text:p>18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4.0% =&gt; 396.0%" calcext:value-type="string">
            <text:p>44.0% =&gt; 396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0.8% =&gt; 97.2%" calcext:value-type="string">
            <text:p>10.8% =&gt; 97.2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7.2%" calcext:value-type="string">
            <text:p>5.0% =&gt; 97.2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8.8% =&gt; 79.2%" calcext:value-type="string">
            <text:p>8.8% =&gt; 79.2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3" calcext:value-type="float">
            <text:p>3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71 - The Azarinth Sentinel" calcext:value-type="string">
            <text:p>Class 1: 471 - The Azarinth Sentinel</text:p>
          </table:table-cell>
        </table:table-row>
        <table:table-row table:style-name="ro1">
          <table:table-cell table:formula="of:=[$Calculations.A2]" office:value-type="string" office:string-value="Class 2: 465 - Kin of Ash" calcext:value-type="string">
            <text:p>Class 2: 465 - Kin of Ash</text:p>
          </table:table-cell>
        </table:table-row>
        <table:table-row table:style-name="ro1">
          <table:table-cell table:formula="of:=[$Calculations.A3]" office:value-type="string" office:string-value="Class 3: 417 - The Faen Valkyrie" calcext:value-type="string">
            <text:p>Class 3: 417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400" calcext:value-type="string">
            <text:p>Vit: 140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20 [19,028.0]" calcext:value-type="string">
            <text:p>Int: 1420 [19,028.0]</text:p>
          </table:table-cell>
        </table:table-row>
        <table:table-row table:style-name="ro1">
          <table:table-cell table:formula="of:=[$Calculations.A15]" office:value-type="string" office:string-value="Wis: 1450" calcext:value-type="string">
            <text:p>Wis: 14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49.0%" calcext:value-type="string">
            <text:p>Resilience: 3,549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5,088" calcext:value-type="string">
            <text:p>Health: <text:s/>25,088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9,000" calcext:value-type="string">
            <text:p>Mana: <text:s text:c="3"/>29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60.6] [376.2 seconds]" calcext:value-type="string">
            <text:p>hp/sec: <text:s/>0.27% [60.6] [376.2 seconds]</text:p>
          </table:table-cell>
        </table:table-row>
        <table:table-row table:style-name="ro1">
          <table:table-cell table:formula="of:=[$Calculations.A27]" office:value-type="string" office:string-value="mp/sec:  0.28% [79.8] [363.6 seconds]" calcext:value-type="string">
            <text:p>mp/sec: <text:s/>0.28% [79.8] [363.6 seconds]</text:p>
          </table:table-cell>
        </table:table-row>
        <table:table-row table:style-name="ro1">
          <table:table-cell table:formula="of:=[$Calculations.A28]" office:value-type="string" office:string-value="w/Med:   0.35% [101.8] [284.9 seconds]" calcext:value-type="string">
            <text:p>w/Med: <text:s text:c="2"/>0.35% [101.8] [284.9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36%     [hp x 44.21]" calcext:value-type="string">
            <text:p>Mitigation: <text:s text:c="6"/>97.736% <text:s text:c="4"/>[hp x 44.21]</text:p>
          </table:table-cell>
        </table:table-row>
        <table:table-row table:style-name="ro1">
          <table:table-cell table:formula="of:=[$Calculations.A31]" office:value-type="string" office:string-value="Effective Health: 1,096,997.9 [hp x 79.23]" calcext:value-type="string">
            <text:p>Effective Health: 1,096,997.9 [hp x 79.23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29 Sentinel Huntress        x8 " calcext:value-type="string">
            <text:p>3-29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7 Phaseshift               x2 " calcext:value-type="string">
            <text:p>3-17 Phaseshift <text:s text:c="14"/>x2 </text:p>
          </table:table-cell>
        </table:table-row>
        <table:table-row table:style-name="ro1">
          <table:table-cell table:formula="of:=[$Calculations.A59]" office:value-type="string" office:string-value="3-22 Flare of Creation        x8 [56.0% =&gt; 448.0% Resilience]" calcext:value-type="string">
            <text:p>3-22 Flare of Creation <text:s text:c="7"/>x8 [56.0% =&gt; 448.0% Resilience]</text:p>
          </table:table-cell>
        </table:table-row>
        <table:table-row table:style-name="ro1">
          <table:table-cell table:formula="of:=[$Calculations.A60]" office:value-type="string" office:string-value="3-18 Displacement             x2 " calcext:value-type="string">
            <text:p>3-18 Displacement <text:s text:c="12"/>x2 </text:p>
          </table:table-cell>
        </table:table-row>
        <table:table-row table:style-name="ro1">
          <table:table-cell table:formula="of:=[$Calculations.A61]" office:value-type="string" office:string-value="3-15 Space Shift              x2 " calcext:value-type="string">
            <text:p>3-15 Space Shift <text:s text:c="13"/>x2 </text:p>
          </table:table-cell>
        </table:table-row>
        <table:table-row table:style-name="ro1">
          <table:table-cell table:formula="of:=[$Calculations.A62]" office:value-type="string" office:string-value="3-18 Body of the Valkyrie     x9 [44.0% =&gt; 396.0% Resilience, 10.8% =&gt; 97.2% Physical Resistance, 5.0% =&gt; 97.2% Magic Resistance, 8.8% =&gt; 79.2% Health]" calcext:value-type="string">
            <text:p>3-18 Body of the Valkyrie <text:s text:c="4"/>x9 [44.0% =&gt; 396.0% Resilience, 10.8% =&gt; 97.2% Physical Resistance, 5.0% =&gt; 97.2% Magic Resistance, 8.8% =&gt; 79.2% Health]</text:p>
          </table:table-cell>
        </table:table-row>
        <table:table-row table:style-name="ro1">
          <table:table-cell table:formula="of:=[$Calculations.A63]" office:value-type="string" office:string-value="3-3  Space Awareness          x8 " calcext:value-type="string">
            <text:p>3-3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20 Deviant of Humanity" calcext:value-type="string">
            <text:p>2-20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9 Identify" calcext:value-type="string">
            <text:p>1-19 Identify</text:p>
          </table:table-cell>
        </table:table-row>
        <table:table-row table:style-name="ro1">
          <table:table-cell table:formula="of:=[$Calculations.A75]" office:value-type="string" office:string-value="3-12 Meditation" calcext:value-type="string">
            <text:p>3-12 Meditation</text:p>
          </table:table-cell>
        </table:table-row>
        <table:table-row table:style-name="ro1">
          <table:table-cell table:formula="of:=[$Calculations.A76]" office:value-type="string" office:string-value="3-12 Monster Hunter" calcext:value-type="string">
            <text:p>3-12 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79]" office:value-type="string" office:string-value="1-8  Soul Perception" calcext:value-type="string">
            <text:p>1-8 <text:s/>Soul Perception</text:p>
          </table:table-cell>
        </table:table-row>
        <table:table-row table:style-name="ro1">
          <table:table-cell table:formula="of:=[$Calculations.A80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1]" office:value-type="string" office:string-value="3-16 Veteran" calcext:value-type="string">
            <text:p>3-16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9  [69% - 95%] Arcane Magic Resistance" calcext:value-type="string">
            <text:p>3-19 <text:s/>[69% - 95%] Arcane Magic Resistance</text:p>
          </table:table-cell>
        </table:table-row>
        <table:table-row table:style-name="ro1">
          <table:table-cell table:formula="of:=[$Calculations.A86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7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88]" office:value-type="string" office:string-value="3-2   [52% - 84%] Blast Resistance" calcext:value-type="string">
            <text:p>3-2 <text:s text:c="2"/>[52% - 84%] Blast Resistance</text:p>
          </table:table-cell>
        </table:table-row>
        <table:table-row table:style-name="ro1">
          <table:table-cell table:formula="of:=[$Calculations.A89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0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1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2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3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4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5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7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98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0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1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2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3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4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5]" office:value-type="string" office:string-value="1-13  [13% - 26%] Fear Resistance" calcext:value-type="string">
            <text:p>1-13 <text:s/>[13% - 26%] Fear Resistance</text:p>
          </table:table-cell>
        </table:table-row>
        <table:table-row table:style-name="ro1">
          <table:table-cell table:formula="of:=[$Calculations.A106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08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09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0]" office:value-type="string" office:string-value="3-12  [62% - 95%] Heat Resistance" calcext:value-type="string">
            <text:p>3-12 <text:s/>[62% - 95%] Heat Resistance</text:p>
          </table:table-cell>
        </table:table-row>
        <table:table-row table:style-name="ro1">
          <table:table-cell table:formula="of:=[$Calculations.A111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2]" office:value-type="string" office:string-value="3-1   [51% - 82%] Lava Magic Resistance" calcext:value-type="string">
            <text:p>3-1 <text:s text:c="2"/>[51% - 82%] Lava Magic Resistance</text:p>
          </table:table-cell>
        </table:table-row>
        <table:table-row table:style-name="ro1">
          <table:table-cell table:formula="of:=[$Calculations.A113]" office:value-type="string" office:string-value="3-1   [51% - 82%] Light Magic Resistance" calcext:value-type="string">
            <text:p>3-1 <text:s text:c="2"/>[51% - 82%] Light Magic Resistance</text:p>
          </table:table-cell>
        </table:table-row>
        <table:table-row table:style-name="ro1">
          <table:table-cell table:formula="of:=[$Calculations.A114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6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7]" office:value-type="string" office:string-value="3-16  [66% - 95%] Mental Resistance" calcext:value-type="string">
            <text:p>3-16 <text:s/>[66% - 95%] Mental Resistance</text:p>
          </table:table-cell>
        </table:table-row>
        <table:table-row table:style-name="ro1">
          <table:table-cell table:formula="of:=[$Calculations.A118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19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0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1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2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3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4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5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6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27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28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29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0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1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3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4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5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6]" office:value-type="string" office:string-value="3-6   [56% - 92%] Void Magic Resistance" calcext:value-type="string">
            <text:p>3-6 <text:s text:c="2"/>[56% - 92%] Void Magic Resistance</text:p>
          </table:table-cell>
        </table:table-row>
        <table:table-row table:style-name="ro1">
          <table:table-cell table:formula="of:=[$Calculations.A137]" office:value-type="string" office:string-value="3-1   [51% - 82%] Water Resistance" calcext:value-type="string">
            <text:p>3-1 <text:s text:c="2"/>[51% - 82%] Water Resistance</text:p>
          </table:table-cell>
        </table:table-row>
        <table:table-row table:style-name="ro1">
          <table:table-cell table:formula="of:=[$Calculations.A138]" office:value-type="string" office:string-value="3-2   [52% - 84%] Wind Resistance" calcext:value-type="string">
            <text:p>3-2 <text:s text:c="2"/>[52% - 84%] Wind Resistance</text:p>
          </table:table-cell>
        </table:table-row>
        <table:table-row table:style-name="ro1">
          <table:table-cell table:formula="of:=[$Calculations.A139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2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40 x 5% = 200%" calcext:value-type="string">
            <text:p>Ash Density: 40 x 5% = 20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40%] more dense. (Avatar of Ash 2nd)" calcext:value-type="string">
            <text:p><text:s text:c="16"/>[540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2:42:58.2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13:05:13.713000000</dc:date>
    <meta:generator>LibreOffice/7.0.5.2$Windows_X86_64 LibreOffice_project/64390860c6cd0aca4beafafcfd84613dd9dfb63a</meta:generator>
    <meta:editing-duration>PT17H48M17S</meta:editing-duration>
    <meta:editing-cycles>114</meta:editing-cycles>
    <meta:document-statistic meta:table-count="2" meta:cell-count="2071" meta:object-count="0"/>
    <meta:user-defined meta:name="AppVersion">16.0300</meta:user-defined>
  </office:meta>
</office:document-meta>
</file>